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0.75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9.5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21">
      <style:table-cell-properties fo:background-color="#ffe994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21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21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 style:data-style-name="N121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121">
      <style:table-cell-properties fo:background-color="#2a6099" style:text-align-source="fix" style:repeat-content="false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121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0000"/>
    </style:style>
    <style:style style:name="ce12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ffff"/>
    </style:style>
    <style:style style:name="ce13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cm"/>
      <style:text-properties fo:color="#ff8000"/>
    </style:style>
    <style:style style:name="ce14" style:family="table-cell" style:parent-style-name="Default" style:data-style-name="N121">
      <style:table-cell-properties fo:background-color="#00a933" style:text-align-source="fix" style:repeat-content="false" style:vertical-align="middle"/>
      <style:paragraph-properties fo:text-align="center" fo:margin-left="0cm"/>
      <style:text-properties fo:color="#b2b2b2"/>
    </style:style>
    <style:style style:name="ce15" style:family="table-cell" style:parent-style-name="Default" style:data-style-name="N121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ff00"/>
    </style:style>
    <style:style style:name="ce16" style:family="table-cell" style:parent-style-name="Default" style:data-style-name="N121">
      <style:table-cell-properties fo:background-color="#b47804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21">
      <style:table-cell-properties fo:background-color="#ffd428" style:text-align-source="fix" style:repeat-content="false" style:vertical-align="middle"/>
      <style:paragraph-properties fo:text-align="center" fo:margin-left="0cm"/>
      <style:text-properties fo:color="#ffffff"/>
    </style:style>
    <style:style style:name="ce18" style:family="table-cell" style:parent-style-name="Default" style:data-style-name="N121">
      <style:table-cell-properties fo:background-color="#ff4000" style:text-align-source="fix" style:repeat-content="false" style:vertical-align="middle"/>
      <style:paragraph-properties fo:text-align="center" fo:margin-left="0cm"/>
      <style:text-properties fo:color="#800080"/>
    </style:style>
    <style:style style:name="ce19" style:family="table-cell" style:parent-style-name="Default" style:data-style-name="N121">
      <style:table-cell-properties fo:background-color="#2a6099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/>
    </style:style>
    <style:style style:name="ce21" style:family="table-cell" style:parent-style-name="Default" style:data-style-name="N121">
      <style:table-cell-properties fo:background-color="#ffd428" style:text-align-source="fix" style:repeat-content="false" style:vertical-align="middle"/>
      <style:paragraph-properties fo:text-align="center" fo:margin-left="0cm"/>
      <style:text-properties fo:color="#ff0000"/>
    </style:style>
    <style:style style:name="ce22" style:family="table-cell" style:parent-style-name="Default" style:data-style-name="N121">
      <style:table-cell-properties fo:background-color="#ff4000" style:text-align-source="fix" style:repeat-content="false" style:vertical-align="middle"/>
      <style:paragraph-properties fo:text-align="center" fo:margin-left="0cm"/>
      <style:text-properties fo:color="#2a6099"/>
    </style:style>
    <style:style style:name="ce23" style:family="table-cell" style:parent-style-name="Default" style:data-style-name="N121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ff00"/>
    </style:style>
    <style:style style:name="ce24" style:family="table-cell" style:parent-style-name="Default" style:data-style-name="N121">
      <style:table-cell-properties fo:background-color="#e8a202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21">
      <style:table-cell-properties fo:background-color="#ffd428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color="#ff0000"/>
    </style:style>
    <style:style style:name="ce34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b47804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ffff00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800080"/>
    </style:style>
    <style:style style:name="ce39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2a6099"/>
    </style:style>
    <style:style style:name="ce40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21">
      <style:table-cell-properties fo:background-color="#2a6099" style:text-align-source="fix" style:repeat-content="false" style:vertical-align="middle"/>
      <style:paragraph-properties fo:text-align="center" fo:margin-left="0cm"/>
      <style:text-properties fo:color="#ff0000"/>
    </style:style>
    <style:style style:name="ce4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nsul_tamp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1"/>
        <table:table-column table:style-name="co12" table:default-cell-style-name="ce26"/>
        <table:table-column table:style-name="co12" table:default-cell-style-name="Default"/>
        <table:table-column table:style-name="co12" table:number-columns-repeated="3" table:default-cell-style-name="ce46"/>
        <table:table-column table:style-name="co13" table:default-cell-style-name="Default"/>
        <table:table-column table:style-name="co12" table:default-cell-style-name="ce46"/>
        <table:table-row table:style-name="ro1">
          <table:table-cell/>
          <table:table-cell table:style-name="ce2" office:value-type="float" office:value="0" calcext:value-type="float">
            <text:p>00</text:p>
          </table:table-cell>
          <table:table-cell table:style-name="ce2" office:value-type="float" office:value="1" calcext:value-type="float">
            <text:p>01</text:p>
          </table:table-cell>
          <table:table-cell table:style-name="ce2" office:value-type="float" office:value="2" calcext:value-type="float">
            <text:p>02</text:p>
          </table:table-cell>
          <table:table-cell table:style-name="ce2" office:value-type="float" office:value="3" calcext:value-type="float">
            <text:p>03</text:p>
          </table:table-cell>
          <table:table-cell table:style-name="ce2" office:value-type="float" office:value="4" calcext:value-type="float">
            <text:p>04</text:p>
          </table:table-cell>
          <table:table-cell table:style-name="ce2" office:value-type="float" office:value="5" calcext:value-type="float">
            <text:p>05</text:p>
          </table:table-cell>
          <table:table-cell table:style-name="ce2" office:value-type="float" office:value="6" calcext:value-type="float">
            <text:p>06</text:p>
          </table:table-cell>
          <table:table-cell table:style-name="ce2" office:value-type="float" office:value="7" calcext:value-type="float">
            <text:p>07</text:p>
          </table:table-cell>
          <table:table-cell table:style-name="ce2" office:value-type="float" office:value="8" calcext:value-type="float">
            <text:p>08</text:p>
          </table:table-cell>
          <table:table-cell table:style-name="ce2" office:value-type="float" office:value="9" calcext:value-type="float">
            <text:p>09</text:p>
          </table:table-cell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0C</text:p>
          </table:table-cell>
          <table:table-cell table:style-name="ce2" office:value-type="string" calcext:value-type="string">
            <text:p>0D</text:p>
          </table:table-cell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Big endian !!!!!</text:p>
          </table:table-cell>
          <table:table-cell table:style-name="ce1" office:value-type="string" calcext:value-type="string">
            <text:p>Size</text:p>
          </table:table-cell>
          <table:table-cell/>
          <table:table-cell table:style-name="ce97" office:value-type="string" calcext:value-type="string" table:number-columns-spanned="4" table:number-rows-spanned="1">
            <text:p>Read operations</text:p>
          </table:table-cell>
          <table:covered-table-cell table:number-columns-repeated="2" table:style-name="ce97"/>
          <table:covered-table-cell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0</text:p>
          </table:table-cell>
          <table:table-cell table:style-name="ce20" office:value-type="string" calcext:value-type="string">
            <text:p>FC</text:p>
          </table:table-cell>
          <table:table-cell table:style-name="ce20" office:value-type="float" office:value="3" calcext:value-type="float">
            <text:p>03</text:p>
          </table:table-cell>
          <table:table-cell table:number-columns-repeated="2" table:style-name="ce3" office:value-type="float" office:value="0" calcext:value-type="float">
            <text:p>00</text:p>
          </table:table-cell>
          <table:table-cell/>
          <table:table-cell table:style-name="ce27" office:value-type="string" calcext:value-type="string">
            <text:p>-</text:p>
          </table:table-cell>
          <table:table-cell office:value-type="string" calcext:value-type="string">
            <text:p>Value 1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47" office:value-type="string" calcext:value-type="string">
            <text:p>5E</text:p>
          </table:table-cell>
          <table:table-cell table:style-name="ce46" office:value-type="string" calcext:value-type="string">
            <text:p>read file identification</text:p>
          </table:table-cell>
          <table:table-cell table:style-name="ce100" office:value-type="string" calcext:value-type="string" table:number-columns-spanned="1" table:number-rows-spanned="3">
            <text:p>File inf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0" calcext:value-type="float">
            <text:p>00</text:p>
          </table:table-cell>
          <table:table-cell table:number-columns-repeated="12" table:style-name="ce5" office:value-type="float" office:value="0" calcext:value-type="float">
            <text:p>00</text:p>
          </table:table-cell>
          <table:table-cell/>
          <table:table-cell table:style-name="ce28" office:value-type="string" calcext:value-type="string">
            <text:p>FF</text:p>
          </table:table-cell>
          <table:table-cell table:style-name="Default" office:value-type="string" calcext:value-type="string">
            <text:p>Version</text:p>
          </table:table-cell>
          <table:table-cell table:style-name="Default"/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47" office:value-type="string" calcext:value-type="string">
            <text:p>0C</text:p>
          </table:table-cell>
          <table:table-cell table:style-name="ce46" office:value-type="string" calcext:value-type="string">
            <text:p>read version</text:p>
          </table:table-cell>
          <table:covered-table-cell table:style-name="ce9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" table:style-name="ce5" office:value-type="float" office:value="0" calcext:value-type="float">
            <text:p>00</text:p>
          </table:table-cell>
          <table:table-cell/>
          <table:table-cell table:style-name="ce29" office:value-type="string" calcext:value-type="string">
            <text:p>-</text:p>
          </table:table-cell>
          <table:table-cell office:value-type="string" calcext:value-type="string">
            <text:p>PLC type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47" office:value-type="float" office:value="10" calcext:value-type="float">
            <text:p>10</text:p>
          </table:table-cell>
          <table:table-cell table:style-name="ce46" office:value-type="string" calcext:value-type="string">
            <text:p>read revision</text:p>
          </table:table-cell>
          <table:covered-table-cell table:style-name="ce9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 table:style-name="ce5" office:value-type="float" office:value="0" calcext:value-type="float">
            <text:p>00</text:p>
          </table:table-cell>
          <table:table-cell/>
          <table:table-cell table:style-name="ce30" office:value-type="string" calcext:value-type="string">
            <text:p>-</text:p>
          </table:table-cell>
          <table:table-cell office:value-type="string" calcext:value-type="string">
            <text:p>zero write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style-name="ce47" office:value-type="string" calcext:value-type="string">
            <text:p>5C</text:p>
          </table:table-cell>
          <table:table-cell table:style-name="ce46" office:value-type="string" calcext:value-type="string">
            <text:p>read footer size</text:p>
          </table:table-cell>
          <table:table-cell table:style-name="ce101" office:value-type="string" calcext:value-type="string">
            <text:p>Data inf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6" table:style-name="ce5" office:value-type="float" office:value="0" calcext:value-type="float">
            <text:p>00</text:p>
          </table:table-cell>
          <table:table-cell table:number-columns-repeated="5"/>
          <table:table-cell table:style-name="Default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style-name="ce47" office:value-type="string" calcext:value-type="string">
            <text:p>5F</text:p>
          </table:table-cell>
          <table:table-cell table:style-name="ce46" office:value-type="string" calcext:value-type="string">
            <text:p>read value 3</text:p>
          </table:table-cell>
          <table:table-cell table:style-name="ce100" office:value-type="string" calcext:value-type="string">
            <text:p>File inf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 table:style-name="ce5" office:value-type="float" office:value="0" calcext:value-type="float">
            <text:p>00</text:p>
          </table:table-cell>
          <table:table-cell table:style-name="ce17" office:value-type="string" calcext:value-type="string">
            <text:p>ED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 table:style-name="ce17" office:value-type="float" office:value="0" calcext:value-type="float">
            <text:p>00</text:p>
          </table:table-cell>
          <table:table-cell table:style-name="ce21" office:value-type="float" office:value="28" calcext:value-type="float">
            <text:p>28</text:p>
          </table:table-cell>
          <table:table-cell table:style-name="ce5" office:value-type="float" office:value="0" calcext:value-type="float">
            <text:p>00</text:p>
          </table:table-cell>
          <table:table-cell table:style-name="ce24" office:value-type="float" office:value="0" calcext:value-type="float">
            <text:p>00</text:p>
          </table:table-cell>
          <table:table-cell table:style-name="ce25" office:value-type="float" office:value="1" calcext:value-type="float">
            <text:p>01</text:p>
          </table:table-cell>
          <table:table-cell/>
          <table:table-cell table:style-name="ce31" office:value-type="string" calcext:value-type="string">
            <text:p>-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47" office:value-type="float" office:value="94" calcext:value-type="float">
            <text:p>94</text:p>
          </table:table-cell>
          <table:table-cell table:style-name="ce46" office:value-type="string" calcext:value-type="string">
            <text:p>read blob2 size</text:p>
          </table:table-cell>
          <table:table-cell table:style-name="ce101" office:value-type="string" calcext:value-type="string" table:number-columns-spanned="1" table:number-rows-spanned="3">
            <text:p>Data inf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 table:style-name="ce5" office:value-type="float" office:value="0" calcext:value-type="float">
            <text:p>00</text:p>
          </table:table-cell>
          <table:table-cell/>
          <table:table-cell table:style-name="ce32" office:value-type="string" calcext:value-type="string">
            <text:p>FF</text:p>
          </table:table-cell>
          <table:table-cell office:value-type="string" calcext:value-type="string">
            <text:p>footer offset, 0x18ED, 6381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string" calcext:value-type="string">
            <text:p>read blob2 offset</text:p>
          </table:table-cell>
          <table:covered-table-cell table:style-name="ce9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 table:style-name="ce5" office:value-type="float" office:value="0" calcext:value-type="float">
            <text:p>00</text:p>
          </table:table-cell>
          <table:table-cell/>
          <table:table-cell table:style-name="ce33" office:value-type="string" calcext:value-type="string">
            <text:p>FF</text:p>
          </table:table-cell>
          <table:table-cell office:value-type="string" calcext:value-type="string">
            <text:p>footer size, 0x28, 4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style-name="ce47" office:value-type="string" calcext:value-type="string">
            <text:p>9C</text:p>
          </table:table-cell>
          <table:table-cell table:style-name="ce46" office:value-type="string" calcext:value-type="string">
            <text:p>read blob1 size</text:p>
          </table:table-cell>
          <table:covered-table-cell table:style-name="ce9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 table:style-name="ce5" office:value-type="float" office:value="0" calcext:value-type="float">
            <text:p>00</text:p>
          </table:table-cell>
          <table:table-cell table:number-columns-repeated="2" table:style-name="ce16" office:value-type="float" office:value="0" calcext:value-type="float">
            <text:p>00</text:p>
          </table:table-cell>
          <table:table-cell table:number-columns-repeated="8" table:style-name="ce5" office:value-type="float" office:value="0" calcext:value-type="float">
            <text:p>00</text:p>
          </table:table-cell>
          <table:table-cell/>
          <table:table-cell table:style-name="ce31" office:value-type="string" calcext:value-type="string">
            <text:p>-</text:p>
          </table:table-cell>
          <table:table-cell office:value-type="string" calcext:value-type="string">
            <text:p>Value 3 (non critical)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47" office:value-type="string" calcext:value-type="string">
            <text:p>A0</text:p>
          </table:table-cell>
          <table:table-cell table:style-name="ce46" office:value-type="string" calcext:value-type="string">
            <text:p>read value 5</text:p>
          </table:table-cell>
          <table:table-cell table:style-name="ce50" office:value-type="string" calcext:value-type="string">
            <text:p>Unknow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 table:style-name="ce5" office:value-type="float" office:value="0" calcext:value-type="float">
            <text:p>00</text:p>
          </table:table-cell>
          <table:table-cell table:style-name="ce15" office:value-type="string" calcext:value-type="string">
            <text:p>C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0</text:p>
          </table:table-cell>
          <table:table-cell table:style-name="ce18" office:value-type="string" calcext:value-type="string">
            <text:p>2C</text:p>
          </table:table-cell>
          <table:table-cell table:style-name="ce18" office:value-type="float" office:value="8" calcext:value-type="float">
            <text:p>08</text:p>
          </table:table-cell>
          <table:table-cell table:number-columns-repeated="2" table:style-name="ce18" office:value-type="float" office:value="0" calcext:value-type="float">
            <text:p>0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7" calcext:value-type="float">
            <text:p>07</text:p>
          </table:table-cell>
          <table:table-cell table:number-columns-repeated="2" table:style-name="ce22" office:value-type="float" office:value="0" calcext:value-type="float">
            <text:p>00</text:p>
          </table:table-cell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File identific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style-name="ce47" office:value-type="string" calcext:value-type="string">
            <text:p>A4</text:p>
          </table:table-cell>
          <table:table-cell table:style-name="ce46" office:value-type="string" calcext:value-type="string">
            <text:p>read blob1</text:p>
          </table:table-cell>
          <table:table-cell table:style-name="ce51" office:value-type="string" calcext:value-type="string" table:number-columns-spanned="1" table:number-rows-spanned="2">
            <text:p>Dat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FF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/>
          <table:table-cell table:style-name="ce35" office:value-type="string" calcext:value-type="string">
            <text:p>-</text:p>
          </table:table-cell>
          <table:table-cell table:style-name="Default" office:value-type="string" calcext:value-type="string">
            <text:p>Value 2 (critical)</text:p>
          </table:table-cell>
          <table:table-cell table:style-name="Default"/>
          <table:table-cell/>
          <table:table-cell table:style-name="Default" office:value-type="float" office:value="11" calcext:value-type="float">
            <text:p>11</text:p>
          </table:table-cell>
          <table:table-cell office:value-type="float" office:value="1700" calcext:value-type="float">
            <text:p>1700</text:p>
          </table:table-cell>
          <table:table-cell table:style-name="ce47" office:value-type="string" calcext:value-type="string">
            <text:p>6A4</text:p>
          </table:table-cell>
          <table:table-cell table:style-name="ce46" office:value-type="string" calcext:value-type="string">
            <text:p>read blob1</text:p>
          </table:table-cell>
          <table:covered-table-cell table:style-name="ce9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/>
          <table:table-cell table:style-name="ce36" office:value-type="string" calcext:value-type="string">
            <text:p>-</text:p>
          </table:table-cell>
          <table:table-cell office:value-type="string" calcext:value-type="string">
            <text:p>value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style-name="ce47" office:value-type="float" office:value="86" calcext:value-type="float">
            <text:p>86</text:p>
          </table:table-cell>
          <table:table-cell table:style-name="ce46" office:value-type="string" calcext:value-type="string">
            <text:p>read value 2</text:p>
          </table:table-cell>
          <table:table-cell table:style-name="ce50" office:value-type="string" calcext:value-type="string">
            <text:p>Unknow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A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3" table:style-name="ce7" office:value-type="string" calcext:value-type="string">
            <text:p>9A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/>
          <table:table-cell table:style-name="ce37" office:value-type="string" calcext:value-type="string">
            <text:p>FF</text:p>
          </table:table-cell>
          <table:table-cell table:style-name="ce45" office:value-type="string" calcext:value-type="string">
            <text:p>program data size, 0x10C1, 4289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office:value-type="float" office:value="2092" calcext:value-type="float">
            <text:p>2092</text:p>
          </table:table-cell>
          <table:table-cell table:style-name="ce47" office:value-type="string" calcext:value-type="string">
            <text:p>82C</text:p>
          </table:table-cell>
          <table:table-cell table:style-name="ce46" office:value-type="string" calcext:value-type="string">
            <text:p>read blob2 + footer</text:p>
          </table:table-cell>
          <table:table-cell table:style-name="ce51" office:value-type="string" calcext:value-type="string" table:number-columns-spanned="1" table:number-rows-spanned="2">
            <text:p>Da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/>
          <table:table-cell table:style-name="ce38" office:value-type="string" calcext:value-type="string">
            <text:p>FF</text:p>
          </table:table-cell>
          <table:table-cell office:value-type="string" calcext:value-type="string">
            <text:p>program data offset, 0x82C, 2092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office:value-type="float" office:value="6188" calcext:value-type="float">
            <text:p>6188</text:p>
          </table:table-cell>
          <table:table-cell table:style-name="ce47" office:value-type="string" calcext:value-type="string">
            <text:p>182C</text:p>
          </table:table-cell>
          <table:table-cell table:style-name="ce46" office:value-type="string" calcext:value-type="string">
            <text:p>read blob2 + footer</text:p>
          </table:table-cell>
          <table:covered-table-cell table:style-name="ce9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/>
          <table:table-cell table:style-name="ce39" office:value-type="string" calcext:value-type="string">
            <text:p>FF</text:p>
          </table:table-cell>
          <table:table-cell office:value-type="string" calcext:value-type="string">
            <text:p>compiled data size, 0x788, 1928</text:p>
          </table:table-cell>
          <table:table-cell office:value-type="float" office:value="4" calcext:value-type="float">
            <text:p>4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/>
          <table:table-cell table:style-name="ce40" office:value-type="string" calcext:value-type="string">
            <text:p>FF</text:p>
          </table:table-cell>
          <table:table-cell office:value-type="string" calcext:value-type="string">
            <text:p>Value 5 (non critical)</text:p>
          </table:table-cell>
          <table:table-cell office:value-type="float" office:value="4" calcext:value-type="float">
            <text:p>4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F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E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/>
          <table:table-cell table:style-name="ce41" office:value-type="string" calcext:value-type="string">
            <text:p>-</text:p>
          </table:table-cell>
          <table:table-cell office:value-type="string" calcext:value-type="string">
            <text:p>compiled data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D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C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9A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5"/>
          <table:table-cell table:style-name="ce47"/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string" calcext:value-type="string">
            <text:p>9C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9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1F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8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8A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F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F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8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8D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C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B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A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F</text:p>
          </table:table-cell>
          <table:table-cell table:style-name="ce7"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E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8D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8C</text:p>
          </table:table-cell>
          <table:table-cell table:style-name="ce7" office:value-type="string" calcext:value-type="string">
            <text:p>1F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7" office:value-type="string" calcext:value-type="string">
            <text:p>A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A7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B3</text:p>
          </table:table-cell>
          <table:table-cell table:number-columns-repeated="2"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DD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number-columns-repeated="10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F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FB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E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9A</text:p>
          </table:table-cell>
          <table:table-cell table:number-columns-repeated="10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1D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1D</text:p>
          </table:table-cell>
          <table:table-cell table:style-name="ce7" office:value-type="string" calcext:value-type="string">
            <text:p>9A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1B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5E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9B</text:p>
          </table:table-cell>
          <table:table-cell table:style-name="ce23" office:value-type="float" office:value="8" calcext:value-type="float">
            <text:p>08</text:p>
          </table:table-cell>
          <table:table-cell table:style-name="ce23" office:value-type="float" office:value="0" calcext:value-type="float">
            <text:p>00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string" calcext:value-type="string">
            <text:p>BF</text:p>
          </table:table-cell>
          <table:table-cell table:number-columns-repeated="10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93" calcext:value-type="float">
            <text:p>93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F1</text:p>
          </table:table-cell>
          <table:table-cell/>
          <table:table-cell table:style-name="ce42" office:value-type="string" calcext:value-type="string">
            <text:p>-</text:p>
          </table:table-cell>
          <table:table-cell office:value-type="string" calcext:value-type="string">
            <text:p>program data</text:p>
          </table:table-cell>
          <table:table-cell office:value-type="float" office:value="4289" calcext:value-type="float">
            <text:p>4289</text:p>
          </table:table-cell>
          <table:table-cell table:number-columns-repeated="6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table:style-name="ce23" office:value-type="string" calcext:value-type="string">
            <text:p>FF</text:p>
          </table:table-cell>
          <table:table-cell office:value-type="string" calcext:value-type="string">
            <text:p>compression method, 0x8 = deflation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9" office:value-type="string" calcext:value-type="string">
            <text:p>1E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1E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3B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5</text:p>
          </table:table-cell>
          <table:table-cell/>
          <table:table-cell table:style-name="ce8"/>
          <table:table-cell office:value-type="string" calcext:value-type="string">
            <text:p>https://www.zlib.net/manual.html#Introduction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0C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AA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DC</text:p>
          </table:table-cell>
          <table:table-cell table:number-columns-repeated="10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7F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5D</text:p>
          </table:table-cell>
          <table:table-cell table:number-columns-repeated="10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6A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2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B9</text:p>
          </table:table-cell>
          <table:table-cell table:number-columns-repeated="10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6A</text:p>
          </table:table-cell>
          <table:table-cell table:number-columns-repeated="2" table:style-name="ce9" office:value-type="float" office:value="9" calcext:value-type="float">
            <text:p>09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2F</text:p>
          </table:table-cell>
          <table:table-cell table:number-columns-repeated="10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7A</text:p>
          </table:table-cell>
          <table:table-cell table:number-columns-repeated="10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9" office:value-type="string" calcext:value-type="string">
            <text:p>8F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F7</text:p>
          </table:table-cell>
          <table:table-cell table:number-columns-repeated="10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0D</text:p>
          </table:table-cell>
          <table:table-cell table:number-columns-repeated="10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6A</text:p>
          </table:table-cell>
          <table:table-cell table:number-columns-repeated="10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6F</text:p>
          </table:table-cell>
          <table:table-cell table:number-columns-repeated="10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D3</text:p>
          </table:table-cell>
          <table:table-cell table:number-columns-repeated="10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style-name="ce9" office:value-type="string" calcext:value-type="string">
            <text:p>A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D9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FE</text:p>
          </table:table-cell>
          <table:table-cell table:number-columns-repeated="2" table:style-name="ce9" office:value-type="string" calcext:value-type="string">
            <text:p>7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style-name="ce9" office:value-type="string" calcext:value-type="string">
            <text:p>FE</text:p>
          </table:table-cell>
          <table:table-cell table:number-columns-repeated="2" table:style-name="ce9" office:value-type="string" calcext:value-type="string">
            <text:p>EA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8E</text:p>
          </table:table-cell>
          <table:table-cell table:number-columns-repeated="10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EC</text:p>
          </table:table-cell>
          <table:table-cell table:number-columns-repeated="10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F4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6F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D6</text:p>
          </table:table-cell>
          <table:table-cell table:number-columns-repeated="10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BE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D4</text:p>
          </table:table-cell>
          <table:table-cell table:number-columns-repeated="10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style-name="ce9" office:value-type="string" calcext:value-type="string">
            <text:p>B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2D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F</text:p>
          </table:table-cell>
          <table:table-cell table:number-columns-repeated="10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3D</text:p>
          </table:table-cell>
          <table:table-cell table:number-columns-repeated="10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F2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E6</text:p>
          </table:table-cell>
          <table:table-cell table:number-columns-repeated="10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3C</text:p>
          </table:table-cell>
          <table:table-cell table:number-columns-repeated="10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A6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3E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2" table:style-name="ce9" office:value-type="string" calcext:value-type="string">
            <text:p>A9</text:p>
          </table:table-cell>
          <table:table-cell table:number-columns-repeated="10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A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F6</text:p>
          </table:table-cell>
          <table:table-cell table:number-columns-repeated="10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F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FA</text:p>
          </table:table-cell>
          <table:table-cell table:number-columns-repeated="10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style-name="ce9" office:value-type="string" calcext:value-type="string">
            <text:p>FA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D0</text:p>
          </table:table-cell>
          <table:table-cell table:number-columns-repeated="10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" calcext:value-type="float">
            <text:p>08</text:p>
          </table:table-cell>
          <table:table-cell table:number-columns-repeated="10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B4</text:p>
          </table:table-cell>
          <table:table-cell table:number-columns-repeated="10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4C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C</text:p>
          </table:table-cell>
          <table:table-cell table:number-columns-repeated="10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E6</text:p>
          </table:table-cell>
          <table:table-cell table:number-columns-repeated="10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C</text:p>
          </table:table-cell>
          <table:table-cell table:number-columns-repeated="10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2F</text:p>
          </table:table-cell>
          <table:table-cell table:number-columns-repeated="10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A2</text:p>
          </table:table-cell>
          <table:table-cell table:number-columns-repeated="10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B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B2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A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style-name="ce9" office:value-type="string" calcext:value-type="string">
            <text:p>3F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F6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4C</text:p>
          </table:table-cell>
          <table:table-cell table:number-columns-repeated="10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9C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5A</text:p>
          </table:table-cell>
          <table:table-cell table:number-columns-repeated="10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F</text:p>
          </table:table-cell>
          <table:table-cell table:style-name="ce9" office:value-type="string" calcext:value-type="string">
            <text:p>6A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A2</text:p>
          </table:table-cell>
          <table:table-cell table:number-columns-repeated="10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9C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DD</text:p>
          </table:table-cell>
          <table:table-cell table:number-columns-repeated="10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7E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C4</text:p>
          </table:table-cell>
          <table:table-cell table:number-columns-repeated="10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B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F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B</text:p>
          </table:table-cell>
          <table:table-cell table:number-columns-repeated="10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3E</text:p>
          </table:table-cell>
          <table:table-cell table:number-columns-repeated="10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9C</text:p>
          </table:table-cell>
          <table:table-cell table:number-columns-repeated="10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B3</text:p>
          </table:table-cell>
          <table:table-cell table:number-columns-repeated="2" table:style-name="ce9" office:value-type="float" office:value="72" calcext:value-type="float">
            <text:p>72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1F</text:p>
          </table:table-cell>
          <table:table-cell table:number-columns-repeated="10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9F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A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9D</text:p>
          </table:table-cell>
          <table:table-cell table:number-columns-repeated="10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style-name="ce9" office:value-type="string" calcext:value-type="string">
            <text:p>BE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7C</text:p>
          </table:table-cell>
          <table:table-cell table:number-columns-repeated="2" table:style-name="ce9" office:value-type="string" calcext:value-type="string">
            <text:p>D5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E1</text:p>
          </table:table-cell>
          <table:table-cell table:number-columns-repeated="10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DC</text:p>
          </table:table-cell>
          <table:table-cell table:number-columns-repeated="10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C6</text:p>
          </table:table-cell>
          <table:table-cell table:number-columns-repeated="10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8" calcext:value-type="float">
            <text:p>08</text:p>
          </table:table-cell>
          <table:table-cell table:number-columns-repeated="10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B7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A4</text:p>
          </table:table-cell>
          <table:table-cell table:number-columns-repeated="10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BC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B7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5" calcext:value-type="float">
            <text:p>05</text:p>
          </table:table-cell>
          <table:table-cell table:number-columns-repeated="10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A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0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AE</text:p>
          </table:table-cell>
          <table:table-cell table:number-columns-repeated="10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3B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EA</text:p>
          </table:table-cell>
          <table:table-cell table:number-columns-repeated="10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1F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4F</text:p>
          </table:table-cell>
          <table:table-cell table:number-columns-repeated="10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B8</text:p>
          </table:table-cell>
          <table:table-cell table:number-columns-repeated="10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E3</text:p>
          </table:table-cell>
          <table:table-cell table:number-columns-repeated="10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A1</text:p>
          </table:table-cell>
          <table:table-cell table:number-columns-repeated="10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3</text:p>
          </table:table-cell>
          <table:table-cell table:number-columns-repeated="10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7E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F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4C</text:p>
          </table:table-cell>
          <table:table-cell table:number-columns-repeated="10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FA</text:p>
          </table:table-cell>
          <table:table-cell table:number-columns-repeated="10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C8</text:p>
          </table:table-cell>
          <table:table-cell table:number-columns-repeated="10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1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C4</text:p>
          </table:table-cell>
          <table:table-cell table:number-columns-repeated="10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D8</text:p>
          </table:table-cell>
          <table:table-cell table:number-columns-repeated="10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B</text:p>
          </table:table-cell>
          <table:table-cell table:number-columns-repeated="10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6F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F4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0B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6" calcext:value-type="float">
            <text:p>06</text:p>
          </table:table-cell>
          <table:table-cell table:number-columns-repeated="10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1E</text:p>
          </table:table-cell>
          <table:table-cell table:number-columns-repeated="10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8C</text:p>
          </table:table-cell>
          <table:table-cell table:number-columns-repeated="10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4C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9</text:p>
          </table:table-cell>
          <table:table-cell table:number-columns-repeated="10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4C</text:p>
          </table:table-cell>
          <table:table-cell table:number-columns-repeated="10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3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6C</text:p>
          </table:table-cell>
          <table:table-cell table:number-columns-repeated="2"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C6</text:p>
          </table:table-cell>
          <table:table-cell table:number-columns-repeated="2" table:style-name="ce9" office:value-type="string" calcext:value-type="string">
            <text:p>5B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3F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E3</text:p>
          </table:table-cell>
          <table:table-cell table:number-columns-repeated="10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DF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3A</text:p>
          </table:table-cell>
          <table:table-cell table:number-columns-repeated="10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2F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6C</text:p>
          </table:table-cell>
          <table:table-cell table:number-columns-repeated="10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6F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B9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4E</text:p>
          </table:table-cell>
          <table:table-cell table:number-columns-repeated="10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E</text:p>
          </table:table-cell>
          <table:table-cell table:number-columns-repeated="10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7A</text:p>
          </table:table-cell>
          <table:table-cell table:number-columns-repeated="10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4B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AA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DF</text:p>
          </table:table-cell>
          <table:table-cell table:number-columns-repeated="10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" calcext:value-type="float">
            <text:p>04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8F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5A</text:p>
          </table:table-cell>
          <table:table-cell table:number-columns-repeated="10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A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DF</text:p>
          </table:table-cell>
          <table:table-cell table:number-columns-repeated="10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B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9B</text:p>
          </table:table-cell>
          <table:table-cell table:number-columns-repeated="10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4F</text:p>
          </table:table-cell>
          <table:table-cell table:number-columns-repeated="10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6C</text:p>
          </table:table-cell>
          <table:table-cell table:number-columns-repeated="10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" calcext:value-type="float">
            <text:p>05</text:p>
          </table:table-cell>
          <table:table-cell table:number-columns-repeated="10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1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E9</text:p>
          </table:table-cell>
          <table:table-cell table:number-columns-repeated="10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1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A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A2</text:p>
          </table:table-cell>
          <table:table-cell table:style-name="ce9" office:value-type="float" office:value="2" calcext:value-type="float">
            <text:p>02</text:p>
          </table:table-cell>
          <table:table-cell table:number-columns-repeated="10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A0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F0</text:p>
          </table:table-cell>
          <table:table-cell table:number-columns-repeated="10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B7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style-name="ce9" office:value-type="string" calcext:value-type="string">
            <text:p>BA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0B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3</text:p>
          </table:table-cell>
          <table:table-cell table:number-columns-repeated="10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F2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7F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2</text:p>
          </table:table-cell>
          <table:table-cell table:number-columns-repeated="10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C2</text:p>
          </table:table-cell>
          <table:table-cell table:number-columns-repeated="10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BA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5" calcext:value-type="float">
            <text:p>05</text:p>
          </table:table-cell>
          <table:table-cell table:number-columns-repeated="10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4B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F8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0B</text:p>
          </table:table-cell>
          <table:table-cell table:number-columns-repeated="10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F0</text:p>
          </table:table-cell>
          <table:table-cell table:number-columns-repeated="10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2" table:style-name="ce9" office:value-type="float" office:value="31" calcext:value-type="float">
            <text:p>3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8" calcext:value-type="float">
            <text:p>08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5D</text:p>
          </table:table-cell>
          <table:table-cell table:number-columns-repeated="10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C8</text:p>
          </table:table-cell>
          <table:table-cell table:number-columns-repeated="10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3B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3E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2E</text:p>
          </table:table-cell>
          <table:table-cell table:number-columns-repeated="10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FB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2" table:style-name="ce9" office:value-type="string" calcext:value-type="string">
            <text:p>FA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2</text:p>
          </table:table-cell>
          <table:table-cell table:number-columns-repeated="10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6" calcext:value-type="float">
            <text:p>06</text:p>
          </table:table-cell>
          <table:table-cell table:number-columns-repeated="10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AF</text:p>
          </table:table-cell>
          <table:table-cell table:number-columns-repeated="10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BA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1F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FB</text:p>
          </table:table-cell>
          <table:table-cell table:number-columns-repeated="10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9E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CA</text:p>
          </table:table-cell>
          <table:table-cell table:number-columns-repeated="10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FB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E7</text:p>
          </table:table-cell>
          <table:table-cell table:number-columns-repeated="10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A1</text:p>
          </table:table-cell>
          <table:table-cell table:number-columns-repeated="10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7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3F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F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9E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1F</text:p>
          </table:table-cell>
          <table:table-cell table:number-columns-repeated="10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1A</text:p>
          </table:table-cell>
          <table:table-cell table:number-columns-repeated="10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F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8A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F6</text:p>
          </table:table-cell>
          <table:table-cell table:number-columns-repeated="10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E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B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A8</text:p>
          </table:table-cell>
          <table:table-cell table:number-columns-repeated="10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3B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AD</text:p>
          </table:table-cell>
          <table:table-cell table:number-columns-repeated="10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B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A1</text:p>
          </table:table-cell>
          <table:table-cell table:number-columns-repeated="10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B0</text:p>
          </table:table-cell>
          <table:table-cell table:number-columns-repeated="10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3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BF</text:p>
          </table:table-cell>
          <table:table-cell table:number-columns-repeated="10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A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8</text:p>
          </table:table-cell>
          <table:table-cell table:number-columns-repeated="10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8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8F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4B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style-name="ce9" office:value-type="string" calcext:value-type="string">
            <text:p>0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2" calcext:value-type="float">
            <text:p>02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B8</text:p>
          </table:table-cell>
          <table:table-cell table:number-columns-repeated="10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AC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string" calcext:value-type="string">
            <text:p>0D</text:p>
          </table:table-cell>
          <table:table-cell table:number-columns-repeated="10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F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4A</text:p>
          </table:table-cell>
          <table:table-cell table:number-columns-repeated="10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B8</text:p>
          </table:table-cell>
          <table:table-cell table:number-columns-repeated="10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6A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BA</text:p>
          </table:table-cell>
          <table:table-cell table:number-columns-repeated="10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F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F4</text:p>
          </table:table-cell>
          <table:table-cell table:number-columns-repeated="10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5E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FE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FA</text:p>
          </table:table-cell>
          <table:table-cell table:number-columns-repeated="2" table:style-name="ce9"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7F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FD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BB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A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CF</text:p>
          </table:table-cell>
          <table:table-cell table:number-columns-repeated="2" table:style-name="ce9" office:value-type="string" calcext:value-type="string">
            <text:p>BE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EE</text:p>
          </table:table-cell>
          <table:table-cell table:number-columns-repeated="10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B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AD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9A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C1</text:p>
          </table:table-cell>
          <table:table-cell table:number-columns-repeated="10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E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6C</text:p>
          </table:table-cell>
          <table:table-cell table:number-columns-repeated="10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9E</text:p>
          </table:table-cell>
          <table:table-cell table:number-columns-repeated="10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A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CC</text:p>
          </table:table-cell>
          <table:table-cell table:number-columns-repeated="10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4A</text:p>
          </table:table-cell>
          <table:table-cell table:number-columns-repeated="10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E2</text:p>
          </table:table-cell>
          <table:table-cell table:number-columns-repeated="10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C9</text:p>
          </table:table-cell>
          <table:table-cell table:number-columns-repeated="10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E5</text:p>
          </table:table-cell>
          <table:table-cell table:number-columns-repeated="10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B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1D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BA</text:p>
          </table:table-cell>
          <table:table-cell table:number-columns-repeated="10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B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CC</text:p>
          </table:table-cell>
          <table:table-cell table:number-columns-repeated="10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A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B1</text:p>
          </table:table-cell>
          <table:table-cell table:number-columns-repeated="10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DF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D5</text:p>
          </table:table-cell>
          <table:table-cell table:number-columns-repeated="10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5B</text:p>
          </table:table-cell>
          <table:table-cell table:number-columns-repeated="10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style-name="ce9" office:value-type="string" calcext:value-type="string">
            <text:p>2D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AF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E6</text:p>
          </table:table-cell>
          <table:table-cell table:number-columns-repeated="10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F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1C</text:p>
          </table:table-cell>
          <table:table-cell table:number-columns-repeated="10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6D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0D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6F</text:p>
          </table:table-cell>
          <table:table-cell table:number-columns-repeated="10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1F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FA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1" calcext:value-type="float">
            <text:p>01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5B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F7</text:p>
          </table:table-cell>
          <table:table-cell table:number-columns-repeated="10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3C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AC</text:p>
          </table:table-cell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FA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2F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7F</text:p>
          </table:table-cell>
          <table:table-cell table:number-columns-repeated="10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B9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9C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2" table:style-name="ce9" office:value-type="string" calcext:value-type="string">
            <text:p>3C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8F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3" calcext:value-type="float">
            <text:p>03</text:p>
          </table:table-cell>
          <table:table-cell table:number-columns-repeated="10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DF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4" calcext:value-type="float">
            <text:p>0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1E</text:p>
          </table:table-cell>
          <table:table-cell table:number-columns-repeated="10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0D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FF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style-name="ce9" office:value-type="string" calcext:value-type="string">
            <text:p>0C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2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4D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7B</text:p>
          </table:table-cell>
          <table:table-cell table:number-columns-repeated="10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style-name="ce9" office:value-type="string" calcext:value-type="string">
            <text:p>FB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F8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B9</text:p>
          </table:table-cell>
          <table:table-cell table:number-columns-repeated="10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6A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9" office:value-type="string" calcext:value-type="string">
            <text:p>ED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B6</text:p>
          </table:table-cell>
          <table:table-cell table:number-columns-repeated="10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7F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9E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AA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7C</text:p>
          </table:table-cell>
          <table:table-cell table:number-columns-repeated="10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style-name="ce9" office:value-type="string" calcext:value-type="string">
            <text:p>9A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BE</text:p>
          </table:table-cell>
          <table:table-cell table:number-columns-repeated="10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7D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EB</text:p>
          </table:table-cell>
          <table:table-cell table:number-columns-repeated="2" table:style-name="ce9" office:value-type="string" calcext:value-type="string">
            <text:p>9A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5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B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CB</text:p>
          </table:table-cell>
          <table:table-cell table:number-columns-repeated="10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7" calcext:value-type="float">
            <text:p>07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B2</text:p>
          </table:table-cell>
          <table:table-cell table:number-columns-repeated="10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AC</text:p>
          </table:table-cell>
          <table:table-cell table:number-columns-repeated="2" table:style-name="ce9" office:value-type="string" calcext:value-type="string">
            <text:p>4E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8F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5</text:p>
          </table:table-cell>
          <table:table-cell table:number-columns-repeated="10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2" table:style-name="ce9" office:value-type="string" calcext:value-type="string">
            <text:p>3A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FF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8E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7D</text:p>
          </table:table-cell>
          <table:table-cell table:number-columns-repeated="10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FE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6C</text:p>
          </table:table-cell>
          <table:table-cell table:number-columns-repeated="10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2" table:style-name="ce9" office:value-type="string" calcext:value-type="string">
            <text:p>B1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B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6B</text:p>
          </table:table-cell>
          <table:table-cell table:number-columns-repeated="10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D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0F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B8</text:p>
          </table:table-cell>
          <table:table-cell table:number-columns-repeated="10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FA</text:p>
          </table:table-cell>
          <table:table-cell table:number-columns-repeated="10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B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CF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CA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E3</text:p>
          </table:table-cell>
          <table:table-cell table:number-columns-repeated="10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F3</text:p>
          </table:table-cell>
          <table:table-cell table:number-columns-repeated="10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FC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1</text:p>
          </table:table-cell>
          <table:table-cell table:number-columns-repeated="10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0F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1E</text:p>
          </table:table-cell>
          <table:table-cell table:number-columns-repeated="10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" calcext:value-type="float">
            <text:p>0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2B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4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4A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C3</text:p>
          </table:table-cell>
          <table:table-cell table:number-columns-repeated="10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FB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DF</text:p>
          </table:table-cell>
          <table:table-cell table:number-columns-repeated="10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4F</text:p>
          </table:table-cell>
          <table:table-cell table:style-name="ce9" office:value-type="float" office:value="9" calcext:value-type="float">
            <text:p>09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8C</text:p>
          </table:table-cell>
          <table:table-cell table:style-name="ce9" office:value-type="float" office:value="5" calcext:value-type="float">
            <text:p>0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2D</text:p>
          </table:table-cell>
          <table:table-cell table:number-columns-repeated="10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style-name="ce9" office:value-type="string" calcext:value-type="string">
            <text:p>FD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BE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E3</text:p>
          </table:table-cell>
          <table:table-cell table:number-columns-repeated="10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5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0E</text:p>
          </table:table-cell>
          <table:table-cell table:style-name="ce9" office:value-type="float" office:value="0" calcext:value-type="float">
            <text:p>0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F9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7C</text:p>
          </table:table-cell>
          <table:table-cell table:number-columns-repeated="10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F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5F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C5</text:p>
          </table:table-cell>
          <table:table-cell table:number-columns-repeated="10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" calcext:value-type="float">
            <text:p>08</text:p>
          </table:table-cell>
          <table:table-cell table:style-name="ce9" office:value-type="string" calcext:value-type="string">
            <text:p>3E</text:p>
          </table:table-cell>
          <table:table-cell table:number-columns-repeated="2"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FE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FE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BB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4E</text:p>
          </table:table-cell>
          <table:table-cell table:number-columns-repeated="10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8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5E</text:p>
          </table:table-cell>
          <table:table-cell table:number-columns-repeated="10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6" calcext:value-type="float">
            <text:p>06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A6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2E</text:p>
          </table:table-cell>
          <table:table-cell table:style-name="ce9" office:value-type="string" calcext:value-type="string">
            <text:p>5A</text:p>
          </table:table-cell>
          <table:table-cell table:number-columns-repeated="10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D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F3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DC</text:p>
          </table:table-cell>
          <table:table-cell table:number-columns-repeated="10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FB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E6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F4</text:p>
          </table:table-cell>
          <table:table-cell table:number-columns-repeated="10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A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6A</text:p>
          </table:table-cell>
          <table:table-cell table:number-columns-repeated="2" table:style-name="ce9" office:value-type="string" calcext:value-type="string">
            <text:p>BA</text:p>
          </table:table-cell>
          <table:table-cell table:style-name="ce9" office:value-type="string" calcext:value-type="string">
            <text:p>7C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1D</text:p>
          </table:table-cell>
          <table:table-cell table:number-columns-repeated="10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6B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A5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string" calcext:value-type="string">
            <text:p>F1</text:p>
          </table:table-cell>
          <table:table-cell table:number-columns-repeated="10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ED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B</text:p>
          </table:table-cell>
          <table:table-cell table:style-name="ce9" office:value-type="string" calcext:value-type="string">
            <text:p>2A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C8</text:p>
          </table:table-cell>
          <table:table-cell table:number-columns-repeated="10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E7</text:p>
          </table:table-cell>
          <table:table-cell table:style-name="ce9" office:value-type="string" calcext:value-type="string">
            <text:p>D9</text:p>
          </table:table-cell>
          <table:table-cell table:style-name="ce9" office:value-type="string" calcext:value-type="string">
            <text:p>7F</text:p>
          </table:table-cell>
          <table:table-cell table:style-name="ce9" office:value-type="string" calcext:value-type="string">
            <text:p>0C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B1</text:p>
          </table:table-cell>
          <table:table-cell/>
          <table:table-cell table:style-name="ce43"/>
          <table:table-cell table:number-columns-repeated="8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A7</text:p>
          </table:table-cell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7C</text:p>
          </table:table-cell>
          <table:table-cell table:style-name="ce19" office:value-type="string" calcext:value-type="string">
            <text:p>4A</text:p>
          </table:table-cell>
          <table:table-cell table:style-name="ce19" office:value-type="string" calcext:value-type="string">
            <text:p>AB</text:p>
          </table:table-cell>
          <table:table-cell table:style-name="ce19" office:value-type="string" calcext:value-type="string">
            <text:p>6D</text:p>
          </table:table-cell>
          <table:table-cell table:style-name="ce19" office:value-type="string" calcext:value-type="string">
            <text:p>FF</text:p>
          </table:table-cell>
          <table:table-cell table:style-name="ce19" office:value-type="string" calcext:value-type="string">
            <text:p>3F</text:p>
          </table:table-cell>
          <table:table-cell table:style-name="ce10" office:value-type="float" office:value="0" calcext:value-type="float">
            <text:p>00</text:p>
          </table:table-cell>
          <table:table-cell table:style-name="ce10" office:value-type="float" office:value="2" calcext:value-type="float">
            <text:p>02</text:p>
          </table:table-cell>
          <table:table-cell table:style-name="ce10" office:value-type="string" calcext:value-type="string">
            <text:p>FF</text:p>
          </table:table-cell>
          <table:table-cell table:number-columns-repeated="10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style-name="ce10" office:value-type="float" office:value="2" calcext:value-type="float">
            <text:p>02</text:p>
          </table:table-cell>
          <table:table-cell table:style-name="ce10" office:value-type="float" office:value="0" calcext:value-type="float">
            <text:p>00</text:p>
          </table:table-cell>
          <table:table-cell table:style-name="ce10" office:value-type="float" office:value="8" calcext:value-type="float">
            <text:p>08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0F</text:p>
          </table:table-cell>
          <table:table-cell table:number-columns-repeated="8" table:style-name="ce12" office:value-type="string" calcext:value-type="string">
            <text:p>FF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0</text:p>
          </table:table-cell>
          <table:table-cell table:style-name="ce11" office:value-type="string" calcext:value-type="string">
            <text:p>7F</text:p>
          </table:table-cell>
          <table:table-cell/>
          <table:table-cell table:style-name="ce44" office:value-type="string" calcext:value-type="string">
            <text:p>-</text:p>
          </table:table-cell>
          <table:table-cell office:value-type="string" calcext:value-type="string">
            <text:p>footer (non critical)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style-name="ce11" office:value-type="float" office:value="0" calcext:value-type="float">
            <text:p>00</text:p>
          </table:table-cell>
          <table:table-cell table:style-name="ce13" office:value-type="string" calcext:value-type="string">
            <text:p>E0</text:p>
          </table:table-cell>
          <table:table-cell table:style-name="ce13" office:value-type="float" office:value="0" calcext:value-type="float">
            <text:p>00</text:p>
          </table:table-cell>
          <table:table-cell table:style-name="ce11" office:value-type="string" calcext:value-type="string">
            <text:p>FE</text:p>
          </table:table-cell>
          <table:table-cell table:style-name="ce11" office:value-type="float" office:value="0" calcext:value-type="float">
            <text:p>00</text:p>
          </table:table-cell>
          <table:table-cell table:number-columns-repeated="4" table:style-name="ce12" office:value-type="string" calcext:value-type="string">
            <text:p>FF</text:p>
          </table:table-cell>
          <table:table-cell table:number-columns-repeated="2" table:style-name="ce14" office:value-type="float" office:value="0" calcext:value-type="float">
            <text:p>00</text:p>
          </table:table-cell>
          <table:table-cell table:style-name="ce14" office:value-type="string" calcext:value-type="string">
            <text:p>7F</text:p>
          </table:table-cell>
          <table:table-cell table:style-name="ce14" office:value-type="float" office:value="0" calcext:value-type="float">
            <text:p>00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" calcext:value-type="float">
            <text:p>01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style-name="ce12" office:value-type="float" office:value="2" calcext:value-type="float">
            <text:p>02</text:p>
          </table:table-cell>
          <table:table-cell table:style-name="ce14" office:value-type="string" calcext:value-type="string">
            <text:p>D0</text:p>
          </table:table-cell>
          <table:table-cell table:style-name="ce14" office:value-type="float" office:value="7" calcext:value-type="float">
            <text:p>07</text:p>
          </table:table-cell>
          <table:table-cell table:style-name="ce14" office:value-type="string" calcext:value-type="string">
            <text:p>4F</text:p>
          </table:table-cell>
          <table:table-cell table:style-name="ce14" office:value-type="string" calcext:value-type="string">
            <text:p>0F</text:p>
          </table:table-cell>
          <table:table-cell table:style-name="ce2" table:number-columns-repeated="11"/>
          <table:table-cell table:number-columns-repeated="10"/>
        </table:table-row>
        <table:table-row table:style-name="ro1" table:number-rows-repeated="104817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5:12:19.7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30T18:35:15.243000000</dc:date>
    <meta:editing-duration>P1DT18H57M3S</meta:editing-duration>
    <meta:editing-cycles>45</meta:editing-cycles>
    <meta:generator>LibreOffice/6.4.3.2$Windows_X86_64 LibreOffice_project/747b5d0ebf89f41c860ec2a39efd7cb15b54f2d8</meta:generator>
    <meta:document-statistic meta:table-count="1" meta:cell-count="6961" meta:object-count="0"/>
  </office:meta>
</office:document-meta>
</file>